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url_test_log" table:style-name="ta1">
        <table:shapes>
          <draw:frame draw:z-index="0" draw:style-name="gr1" draw:text-style-name="P1" svg:width="6.2988in" svg:height="3.5429in" svg:x="2.287in" svg:y="0.3949in">
            <draw:object draw:notify-on-update-of-ranges="curl_test_log.A1:curl_test_log.A1 curl_test_log.A2:curl_test_log.A45 curl_test_log.B1:curl_test_log.B1 curl_test_log.B2:curl_test_log.B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um_images</text:p>
          </table:table-cell>
          <table:table-cell office:value-type="string" calcext:value-type="string">
            <text:p>response_time_se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3081" calcext:value-type="float">
            <text:p>0.4630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3531" calcext:value-type="float">
            <text:p>0.5535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45485" calcext:value-type="float">
            <text:p>0.5454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8241" calcext:value-type="float">
            <text:p>0.6082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89412" calcext:value-type="float">
            <text:p>1.0894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6774" calcext:value-type="float">
            <text:p>1.067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7845" calcext:value-type="float">
            <text:p>0.9778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6938" calcext:value-type="float">
            <text:p>1.169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42753" calcext:value-type="float">
            <text:p>1.54275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80598" calcext:value-type="float">
            <text:p>1.78059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86736" calcext:value-type="float">
            <text:p>1.7867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39932" calcext:value-type="float">
            <text:p>1.6399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72912" calcext:value-type="float">
            <text:p>2.6729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10452" calcext:value-type="float">
            <text:p>2.5104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14673" calcext:value-type="float">
            <text:p>2.51467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18123" calcext:value-type="float">
            <text:p>2.71812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244283" calcext:value-type="float">
            <text:p>4.24428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224215" calcext:value-type="float">
            <text:p>4.2242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31069" calcext:value-type="float">
            <text:p>4.3106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191382" calcext:value-type="float">
            <text:p>4.19138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775264" calcext:value-type="float">
            <text:p>6.77526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966694" calcext:value-type="float">
            <text:p>6.96669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952186" calcext:value-type="float">
            <text:p>6.95218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838914" calcext:value-type="float">
            <text:p>6.83891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055581" calcext:value-type="float">
            <text:p>11.05558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824422" calcext:value-type="float">
            <text:p>10.82442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654774" calcext:value-type="float">
            <text:p>10.65477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651272" calcext:value-type="float">
            <text:p>10.65127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.56907" calcext:value-type="float">
            <text:p>17.5690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.761261" calcext:value-type="float">
            <text:p>17.76126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.150491" calcext:value-type="float">
            <text:p>17.1504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.117703" calcext:value-type="float">
            <text:p>17.11770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.597378" calcext:value-type="float">
            <text:p>28.59737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.224414" calcext:value-type="float">
            <text:p>29.22441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.367612" calcext:value-type="float">
            <text:p>28.36761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.973214" calcext:value-type="float">
            <text:p>27.97321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9.226394" calcext:value-type="float">
            <text:p>49.22639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6.106672" calcext:value-type="float">
            <text:p>46.10667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6.211866" calcext:value-type="float">
            <text:p>46.21186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.956885" calcext:value-type="float">
            <text:p>45.95688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1.073961" calcext:value-type="float">
            <text:p>61.07396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0.860507" calcext:value-type="float">
            <text:p>60.86050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2.268939" calcext:value-type="float">
            <text:p>62.26893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0.135422" calcext:value-type="float">
            <text:p>60.1354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1T13:43:14.427100570</dc:date>
    <meta:editing-duration>PT1H41M22S</meta:editing-duration>
    <meta:editing-cycles>1</meta:editing-cycles>
    <meta:document-statistic meta:table-count="1" meta:cell-count="90" meta:object-count="1"/>
    <meta:generator>LibreOffice/24.8.7.2$Linux_X86_64 LibreOffice_project/4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73cm" svg:y="3.952cm" style:legend-expansion="high" chart:style-name="ch2"/>
        <chart:plot-area chart:style-name="ch3" table:cell-range-address="curl_test_log.A1:curl_test_log.B45" chart:data-source-has-labels="row" svg:x="0.32cm" svg:y="0.18cm" svg:width="11.033cm" svg:height="8.64cm">
          <chart:coordinate-region svg:x="1.145cm" svg:y="0.379cm" svg:width="10.208cm" svg:height="7.6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url_test_log.A2:curl_test_log.A45" chart:label-cell-address="curl_test_log.A1:curl_test_log.A1" chart:class="chart:line">
            <chart:data-point chart:repeated="44"/>
          </chart:series>
          <chart:series chart:style-name="ch7" chart:values-cell-range-address="curl_test_log.B2:curl_test_log.B45" chart:label-cell-address="curl_test_log.B1:curl_test_log.B1" chart:class="chart:line"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_images</text:p>
                <draw:g>
                  <svg:desc>curl_test_log.A1:curl_test_log.A1</svg:desc>
                </draw:g>
              </table:table-cell>
              <table:table-cell office:value-type="string">
                <text:p>response_time_sec</text:p>
                <draw:g>
                  <svg:desc>curl_test_log.B1:curl_test_log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url_test_log.A2:curl_test_log.A45</svg:desc>
                </draw:g>
              </table:table-cell>
              <table:table-cell office:value-type="float" office:value="0.463081">
                <text:p>0.463081</text:p>
                <draw:g>
                  <svg:desc>curl_test_log.B2:curl_test_log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53531">
                <text:p>0.553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45485">
                <text:p>0.545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608241">
                <text:p>0.608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089412">
                <text:p>1.089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06774">
                <text:p>1.06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77845">
                <text:p>0.977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16938">
                <text:p>1.16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.542753">
                <text:p>1.5427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.780598">
                <text:p>1.7805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.786736">
                <text:p>1.7867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.639932">
                <text:p>1.639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.672912">
                <text:p>2.672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.510452">
                <text:p>2.510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2.514673">
                <text:p>2.514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.718123">
                <text:p>2.718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.244283">
                <text:p>4.2442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4.224215">
                <text:p>4.2242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4.31069">
                <text:p>4.31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4.191382">
                <text:p>4.191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6.775264">
                <text:p>6.7752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6.966694">
                <text:p>6.9666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6.952186">
                <text:p>6.952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6.838914">
                <text:p>6.8389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1.055581">
                <text:p>11.0555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10.824422">
                <text:p>10.8244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10.654774">
                <text:p>10.6547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10.651272">
                <text:p>10.6512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17.56907">
                <text:p>17.569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17.761261">
                <text:p>17.7612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17.150491">
                <text:p>17.1504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7.117703">
                <text:p>17.117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">
                <text:p>55</text:p>
              </table:table-cell>
              <table:table-cell office:value-type="float" office:value="28.597378">
                <text:p>28.5973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">
                <text:p>55</text:p>
              </table:table-cell>
              <table:table-cell office:value-type="float" office:value="29.224414">
                <text:p>29.2244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28.367612">
                <text:p>28.3676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">
                <text:p>55</text:p>
              </table:table-cell>
              <table:table-cell office:value-type="float" office:value="27.973214">
                <text:p>27.973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9">
                <text:p>89</text:p>
              </table:table-cell>
              <table:table-cell office:value-type="float" office:value="49.226394">
                <text:p>49.2263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9">
                <text:p>89</text:p>
              </table:table-cell>
              <table:table-cell office:value-type="float" office:value="46.106672">
                <text:p>46.1066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">
                <text:p>89</text:p>
              </table:table-cell>
              <table:table-cell office:value-type="float" office:value="46.211866">
                <text:p>46.2118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">
                <text:p>89</text:p>
              </table:table-cell>
              <table:table-cell office:value-type="float" office:value="45.956885">
                <text:p>45.9568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4">
                <text:p>144</text:p>
              </table:table-cell>
              <table:table-cell office:value-type="float" office:value="61.073961">
                <text:p>61.0739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4">
                <text:p>144</text:p>
              </table:table-cell>
              <table:table-cell office:value-type="float" office:value="60.860507">
                <text:p>60.860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4">
                <text:p>144</text:p>
              </table:table-cell>
              <table:table-cell office:value-type="float" office:value="62.268939">
                <text:p>62.2689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4">
                <text:p>144</text:p>
              </table:table-cell>
              <table:table-cell office:value-type="float" office:value="60.135422">
                <text:p>60.1354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